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Laksaman" fo:font-weight="normal" officeooo:rsid="00149893" officeooo:paragraph-rsid="00149893" style:font-weight-asian="normal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style:font-name="Laksaman" fo:font-weight="normal" officeooo:rsid="00148f24" officeooo:paragraph-rsid="00149893" style:font-weight-asian="normal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aksaman" fo:font-weight="normal" officeooo:rsid="00148f24" officeooo:paragraph-rsid="00155dfa" style:font-weight-asian="normal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Laksaman" fo:font-size="12pt" style:text-underline-style="solid" style:text-underline-width="auto" style:text-underline-color="font-color" fo:font-weight="bold" officeooo:rsid="00149893" officeooo:paragraph-rsid="00149893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Laksaman" fo:font-size="12pt" style:text-underline-style="solid" style:text-underline-width="auto" style:text-underline-color="font-color" fo:font-weight="bold" officeooo:rsid="00149893" officeooo:paragraph-rsid="00155dfa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Laksaman" fo:font-size="12pt" fo:font-weight="normal" officeooo:rsid="00149893" officeooo:paragraph-rsid="0014989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aksaman" fo:font-size="12pt" fo:font-weight="normal" officeooo:rsid="00149893" officeooo:paragraph-rsid="00155df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aksaman" fo:font-size="12pt" fo:font-weight="normal" officeooo:rsid="00148f24" officeooo:paragraph-rsid="00149893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officeooo:paragraph-rsid="00149893"/>
    </style:style>
    <style:style style:name="P10" style:family="paragraph" style:parent-style-name="Standard">
      <style:paragraph-properties fo:line-height="100%" fo:text-align="start" style:justify-single-word="false"/>
      <style:text-properties style:font-name="Laksaman" fo:font-weight="normal" officeooo:rsid="00148f24" officeooo:paragraph-rsid="00155dfa" style:font-weight-asian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Laksaman" fo:font-weight="normal" officeooo:rsid="0017595b" officeooo:paragraph-rsid="0017595b" style:font-weight-asian="normal" style:font-weight-complex="normal"/>
    </style:style>
    <style:style style:name="T1" style:family="text">
      <style:text-properties style:font-name="Laksaman" fo:font-size="12pt" fo:font-weight="normal" fo:background-color="#b2b2b2" loext:char-shading-value="0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48f24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48f24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5e11c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48f24" fo:background-color="#b2b2b2" loext:char-shading-value="0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5e11c" fo:background-color="#b2b2b2" loext:char-shading-value="0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55dfa" fo:background-color="#b2b2b2" loext:char-shading-value="0" style:font-size-asian="12pt" style:font-weight-asian="normal" style:font-size-complex="12pt" style:font-weight-complex="normal"/>
    </style:style>
    <style:style style:name="T10" style:family="text">
      <style:text-properties officeooo:rsid="00155d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ling Protobuf</text:p>
      <text:p text:style-name="P6">1. Git clone the following:</text:p>
      <text:p text:style-name="P2"><text:a xlink:type="simple" xlink:href="https://github.com/tensorflow/models.git" text:style-name="Internet_20_link" text:visited-style-name="Visited_20_Internet_20_Link"><text:span text:style-name="T2">https://github.com/tensorflow/models.git</text:span></text:a></text:p>
      <text:p text:style-name="P8"/>
      <text:p text:style-name="P1"><text:span text:style-name="T2">2. Go to the website </text:span><text:span text:style-name="T3"><text:s/></text:span><text:a xlink:type="simple" xlink:href="https://github.com/google/protobuf/releases" text:style-name="Internet_20_link" text:visited-style-name="Visited_20_Internet_20_Link"><text:span text:style-name="T3">https://github.com/google/protobuf/releases</text:span></text:a></text:p>
      <text:p text:style-name="P1"><text:span text:style-name="T3"><text:s text:c="3"/>Download </text:span><text:a xlink:type="simple" xlink:href="https://github.com/google/protobuf/releases/download/v3.6.0/protoc-3.6.0-linux-x86_64.zip" text:style-name="Internet_20_link" text:visited-style-name="Visited_20_Internet_20_Link"><text:span text:style-name="Strong_20_Emphasis"><text:span text:style-name="T4">protoc-3.6.0-linux-x86_64.zip</text:span></text:span></text:a><text:span text:style-name="Strong_20_Emphasis"><text:span text:style-name="T4"> </text:span></text:span><text:span text:style-name="Strong_20_Emphasis"><text:span text:style-name="T5">The file will be in your Downloads folder. 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3. </text:span></text:span><text:span text:style-name="Strong_20_Emphasis"><text:span text:style-name="T5">Then, run the command: </text:span></text:span><text:span text:style-name="Strong_20_Emphasis"><text:span text:style-name="T7">unzip </text:span></text:span><text:a xlink:type="simple" xlink:href="https://github.com/google/protobuf/releases/download/v3.6.0/protoc-3.6.0-linux-x86_64.zip" text:style-name="Internet_20_link" text:visited-style-name="Visited_20_Internet_20_Link"><text:span text:style-name="Strong_20_Emphasis"><text:span text:style-name="T7">protoc-3.6.0-linux-x86_64.zip</text:span></text:span></text:a></text:p>
      <text:p text:style-name="P1"><text:span text:style-name="Strong_20_Emphasis"><text:span text:style-name="T4"/></text:span></text:p>
      <text:p text:style-name="P1"><text:span text:style-name="Strong_20_Emphasis"><text:span text:style-name="T4">4. </text:span></text:span><text:span text:style-name="Strong_20_Emphasis"><text:span text:style-name="T6">keep pressing </text:span></text:span><text:span text:style-name="Strong_20_Emphasis"><text:span text:style-name="T8">cd..</text:span></text:span><text:span text:style-name="Strong_20_Emphasis"><text:span text:style-name="T6"> until you can’t go further backward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5. Enter the following code:</text:span></text:span></text:p>
      <text:p text:style-name="P1"><text:span text:style-name="Strong_20_Emphasis"><text:span text:style-name="T7">sudo mv home/yjyun0922/Downloads/bin/protoc usr/local/bin/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6. </text:span></text:span><text:span text:style-name="Strong_20_Emphasis"><text:span text:style-name="T5">Go to models/research and run the following code: </text:span></text:span></text:p>
      <text:p text:style-name="P9"><text:span text:style-name="Strong_20_Emphasis"><text:span text:style-name="T1">protoc object_detection/protos/*.proto –python_out=.</text:span></text:span></text:p>
      <text:p text:style-name="P9"><text:span text:style-name="Strong_20_Emphasis"><text:span text:style-name="T1"/></text:span></text:p>
      <text:p text:style-name="P5">Installing <text:span text:style-name="T10">OpenCV</text:span></text:p>
      <text:p text:style-name="P7">1. <text:span text:style-name="T10">Run the command: </text:span></text:p>
      <text:p text:style-name="P3"><text:span text:style-name="Strong_20_Emphasis"><text:span text:style-name="T9">sudo apt-get install python-opencv </text:span></text:span></text:p>
      <text:p text:style-name="P3"><text:span text:style-name="Strong_20_Emphasis"><text:span text:style-name="T9"/></text:span></text:p>
      <text:p text:style-name="P11"><text:span text:style-name="T2">2. When you import it in your .py file, you can just write: import cv2 as cv 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1"><text:span text:style-name="Strong_20_Emphasis"><text:span text:style-name="T4"/></text:span></text:p>
      <text:p text:style-name="P1"><text:span text:style-name="Strong_20_Emphasis"><text:span text:style-name="T2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6:51:38.651519333</meta:creation-date>
    <dc:date>2018-06-29T16:59:06.042806668</dc:date>
    <meta:editing-duration>PT6M4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89" meta:character-count="694" meta:non-whitespace-character-count="611"/>
  </office:meta>
</office:document-meta>
</file>